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Quattrocento Sans" svg:font-family="'Quattrocento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53cm" svg:stroke-color="#379bbd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width="0cm" draw:fill="solid" draw:fill-color="#f1a205" draw:textarea-vertical-align="middle" draw:auto-grow-height="false" draw:fit-to-size="false" style:shrink-to-fit="false" fo:min-height="0cm" fo:min-width="0cm" fo:padding-top="0.132cm" fo:padding-bottom="0.132cm" fo:padding-left="0.132cm" fo:padding-right="0.132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fbc14e" draw:stroke-linejoin="round" draw:fill="solid" draw:fill-color="#fbc14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svg:stroke-width="0cm" draw:fill="solid" draw:fill-color="#d8d8d8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svg:stroke-width="0cm" draw:fill="solid" draw:fill-color="#fef2da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8" style:family="graphic">
      <style:graphic-properties style:protect="size"/>
    </style:style>
    <style:style style:name="pr1" style:family="presentation" style:parent-style-name="Title_20_Only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2" style:family="presentation" style:parent-style-name="Title_20_Only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" style:family="presentation" style:parent-style-name="Title_20_Onl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solid" draw:fill-color="#f1a205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solid" draw:fill-color="#fbc14e"/>
      <style:paragraph-properties fo:text-align="start" style:font-independent-line-spacing="true"/>
      <style:text-properties fo:font-size="14pt"/>
    </style:style>
    <style:style style:name="P7" style:family="paragraph">
      <loext:graphic-properties draw:fill="solid" draw:fill-color="#d8d8d8"/>
      <style:paragraph-properties fo:text-align="start" style:font-independent-line-spacing="true"/>
      <style:text-properties fo:font-size="14pt"/>
    </style:style>
    <style:style style:name="P8" style:family="paragraph">
      <loext:graphic-properties draw:fill="solid" draw:fill-color="#fef2da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9.3999996185303pt"/>
    </style:style>
    <style:style style:name="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2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14.3000001907349pt" fo:letter-spacing="normal" fo:font-style="normal" style:text-underline-style="none" fo:font-weight="normal" style:font-name-asian="Arial" style:font-size-asian="14.3000001907349pt" style:font-style-asian="normal" style:font-weight-asian="normal" style:font-name-complex="Arial" style:font-size-complex="14.3000001907349pt" style:font-style-complex="normal" style:font-weight-complex="normal"/>
    </style:style>
    <style:style style:name="T2" style:family="text">
      <style:text-properties fo:font-variant="normal" fo:text-transform="none" fo:color="#002c46" style:text-line-through-style="none" style:text-line-through-type="none" style:text-position="0% 100%" style:font-name="Arial" fo:font-size="14.3000001907349pt" fo:letter-spacing="normal" fo:font-style="normal" style:text-underline-style="none" fo:font-weight="normal" style:font-name-asian="Arial" style:font-size-asian="14.3000001907349pt" style:font-style-asian="normal" style:font-weight-asian="normal" style:font-name-complex="Arial" style:font-size-complex="14.3000001907349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0.6999998092651pt" fo:letter-spacing="normal" fo:font-style="normal" style:text-underline-style="none" fo:font-weight="bold" style:font-name-asian="Arial" style:font-size-asian="10.6999998092651pt" style:font-style-asian="normal" style:font-weight-asian="bold" style:font-name-complex="Arial" style:font-size-complex="10.6999998092651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Quattrocento Sans" fo:font-size="12pt" fo:letter-spacing="normal" fo:font-style="normal" style:text-underline-style="none" fo:font-weight="bold" style:font-name-asian="Quattrocento Sans" style:font-size-asian="12pt" style:font-style-asian="normal" style:font-weight-asian="bold" style:font-name-complex="Quattrocento Sans" style:font-size-complex="12pt" style:font-style-complex="normal" style:font-weight-complex="bold"/>
    </style:style>
    <style:style style:name="T5" style:family="text">
      <style:text-properties fo:font-variant="normal" fo:text-transform="none" fo:color="#29748d" style:text-line-through-style="none" style:text-line-through-type="none" style:text-position="0% 100%" style:font-name="Quattrocento Sans" fo:font-size="20pt" fo:letter-spacing="normal" fo:font-style="normal" style:text-underline-style="none" fo:font-weight="bold" style:font-name-asian="Quattrocento Sans" style:font-size-asian="20pt" style:font-style-asian="normal" style:font-weight-asian="bold" style:font-name-complex="Quattrocento Sans" style:font-size-complex="20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bold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italic" style:text-underline-style="none" fo:font-weight="normal" style:font-name-asian="Ari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italic" style:text-underline-style="none" fo:font-weight="bol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italic" style:text-underline-style="none" fo:font-weight="bold" style:font-name-asian="Calibri" style:font-size-asian="12pt" style:font-style-asian="italic" style:font-weight-asian="bold" style:font-name-complex="Calibri" style:font-size-complex="12pt" style:font-style-complex="italic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solid" style:text-underline-width="auto" style:text-underline-color="font-color" fo:font-weight="bold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roblem Statement Worksheet (Hypothesis Formation)" draw:style-name="dp1" draw:master-page-name="Title_20_Only">
        <draw:custom-shape draw:name="Google Shape;20;p1" draw:style-name="gr1" draw:text-style-name="P1" draw:layer="layout" svg:width="12.066cm" svg:height="13.002cm" svg:x="0.383cm" svg:y="4.378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;p1" draw:style-name="gr1" draw:text-style-name="P1" draw:layer="layout" svg:width="12.066cm" svg:height="13.002cm" svg:x="12.743cm" svg:y="4.378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;p1" draw:style-name="gr2" draw:text-style-name="P3" draw:layer="layout" svg:width="0.8cm" svg:height="0.8cm" svg:x="0.608cm" svg:y="4.495cm">
          <text:p text:style-name="P2"><text:span text:style-name="T1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;p1" draw:style-name="gr2" draw:text-style-name="P3" draw:layer="layout" svg:width="0.8cm" svg:height="0.8cm" svg:x="12.968cm" svg:y="4.495cm">
          <text:p text:style-name="P2"><text:span text:style-name="T1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;p1" draw:style-name="gr3" draw:text-style-name="P4" draw:layer="layout" svg:width="9.992cm" svg:height="0.622cm" svg:x="1.67cm" svg:y="4.584cm">
          <text:p text:style-name="P2"><text:span text:style-name="T2">Contex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;p1" draw:style-name="gr3" draw:text-style-name="P4" draw:layer="layout" svg:width="9.992cm" svg:height="0.622cm" svg:x="14.03cm" svg:y="4.584cm">
          <text:p text:style-name="P2"><text:span text:style-name="T2">Constraints within solution spa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;p1" draw:style-name="gr2" draw:text-style-name="P3" draw:layer="layout" svg:width="0.8cm" svg:height="0.8cm" svg:x="12.968cm" svg:y="8.909cm">
          <text:p text:style-name="P2"><text:span text:style-name="T1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1" draw:style-name="gr2" draw:text-style-name="P3" draw:layer="layout" svg:width="0.8cm" svg:height="0.8cm" svg:x="0.608cm" svg:y="8.909cm">
          <text:p text:style-name="P2"><text:span text:style-name="T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;p1" draw:style-name="gr3" draw:text-style-name="P4" draw:layer="layout" svg:width="9.992cm" svg:height="0.622cm" svg:x="1.67cm" svg:y="8.998cm">
          <text:p text:style-name="P2"><text:span text:style-name="T2">Criteria for succ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;p1" draw:style-name="gr3" draw:text-style-name="P4" draw:layer="layout" svg:width="9.992cm" svg:height="0.622cm" svg:x="14.03cm" svg:y="8.998cm">
          <text:p text:style-name="P2"><text:span text:style-name="T2">Stakeholders to provide key insigh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;p1" draw:style-name="gr2" draw:text-style-name="P3" draw:layer="layout" svg:width="0.8cm" svg:height="0.8cm" svg:x="0.608cm" svg:y="13.327cm">
          <text:p text:style-name="P2"><text:span text:style-name="T1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;p1" draw:style-name="gr2" draw:text-style-name="P3" draw:layer="layout" svg:width="0.8cm" svg:height="0.8cm" svg:x="12.968cm" svg:y="13.327cm">
          <text:p text:style-name="P2"><text:span text:style-name="T1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;p1" draw:style-name="gr3" draw:text-style-name="P4" draw:layer="layout" svg:width="9.992cm" svg:height="0.609cm" svg:x="1.67cm" svg:y="13.422cm">
          <text:p text:style-name="P2"><text:span text:style-name="T2">Scope of solution spac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;p1" draw:style-name="gr3" draw:text-style-name="P4" draw:layer="layout" svg:width="9.992cm" svg:height="0.622cm" svg:x="14.03cm" svg:y="13.416cm">
          <text:p text:style-name="P2"><text:span text:style-name="T2">Key data source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;p1" draw:style-name="gr4" draw:text-style-name="P4" draw:layer="layout" svg:width="12.011cm" svg:height="3.46cm" svg:x="0.398cm" svg:y="5.458cm">
          <text:p text:style-name="P2"><text:span text:style-name="T3">Monalco Mining is one of the world’s largest mining companies with offices all over the world that found a significant source of iron in the Bass-Shingle Basin in Western Australia. After heavy investment when the market price of iron ore was $110/ton, with the price down to $55/ton, management is looking at cutting costs, especially maintenance, to stay profitable. The breakeven point is $50/to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;p1" draw:style-name="gr4" draw:text-style-name="P4" draw:layer="layout" svg:width="12.011cm" svg:height="3.917cm" svg:x="0.398cm" svg:y="9.83cm">
          <text:p text:style-name="P2"><text:span text:style-name="T3">Expenditures will be reduced over the yea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;p1" draw:style-name="gr4" draw:text-style-name="P4" draw:layer="layout" svg:width="12.011cm" svg:height="2.086cm" svg:x="0.519cm" svg:y="14.402cm">
          <text:p text:style-name="P2"><text:span text:style-name="T3">The focus on cutting expenses will be applied to the ore crusher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;p1" draw:style-name="gr4" draw:text-style-name="P4" draw:layer="layout" svg:width="12.011cm" svg:height="3.002cm" svg:x="12.662cm" svg:y="5.455cm">
          <text:p text:style-name="P2"><text:span text:style-name="T3">The reliability engineering team will likely resist the cuts in expenditures.</text:span></text:p>
          <text:p text:style-name="P2"><text:span text:style-name="T3"/></text:p>
          <text:p text:style-name="P2"><text:span text:style-name="T3">The company can’t cut more than the manufacturer’s limit of one maintenance event at 50,000 tons of iron ore processed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;p1" draw:style-name="gr4" draw:text-style-name="P4" draw:layer="layout" svg:width="12.011cm" svg:height="3.002cm" svg:x="12.753cm" svg:y="14.125cm">
          <text:p text:style-name="P2"><text:span text:style-name="T3">- Data Historian - Tonnes of iron ore processed</text:span></text:p>
          <text:p text:style-name="P2"><text:span text:style-name="T3">- Ellipse - Old work orders for equipment before upgrade to SAP</text:span></text:p>
          <text:p text:style-name="P2"><text:span text:style-name="T3">- SAP - Updated equipment logs and work order requests</text:span></text:p>
          <text:p text:style-name="P2"><text:span text:style-name="T3">- T3000 DCS - Vibrations, temperature, and humidity of ore crushed</text:span></text:p>
          <text:p text:style-name="P2"><text:span text:style-name="T3">- Ore Crusher System - How the system works for individual crusher mode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;p1" draw:style-name="gr5" draw:text-style-name="P6" draw:layer="layout" svg:width="1.199cm" svg:height="0.569cm" svg:x="18.426cm" svg:y="18.123cm">
          <text:p text:style-name="P5"><text:span text:style-name="T4">H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40;p1" draw:style-name="gr6" draw:text-style-name="P7" draw:layer="layout" svg:width="1.199cm" svg:height="0.599cm" svg:x="19.524cm" svg:y="18.094cm">
          <text:p text:style-name="P5"><text:span text:style-name="T4">D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41;p1" draw:style-name="gr6" draw:text-style-name="P7" draw:layer="layout" svg:width="1.199cm" svg:height="0.599cm" svg:x="20.701cm" svg:y="18.064cm">
          <text:p text:style-name="P5"><text:span text:style-name="T4">E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42;p1" draw:style-name="gr6" draw:text-style-name="P7" draw:layer="layout" svg:width="1.199cm" svg:height="0.599cm" svg:x="21.796cm" svg:y="18.078cm">
          <text:p text:style-name="P5"><text:span text:style-name="T4">I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43;p1" draw:style-name="gr6" draw:text-style-name="P7" draw:layer="layout" svg:width="1.199cm" svg:height="0.599cm" svg:x="22.905cm" svg:y="18.064cm">
          <text:p text:style-name="P5"><text:span text:style-name="T4">P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44;p1" draw:style-name="gr5" draw:text-style-name="P6" draw:layer="layout" svg:width="1.199cm" svg:height="0.569cm" svg:x="22.498cm" svg:y="1.964cm">
          <text:p text:style-name="P5"><text:span text:style-name="T4">H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45;p1" draw:style-name="gr7" draw:text-style-name="P8" draw:layer="layout" svg:width="21.457cm" svg:height="3.158cm" svg:x="0.338cm" svg:y="0.324cm">
          <text:p text:style-name="P5"/>
          <draw:enhanced-geometry draw:mirror-horizontal="false" draw:mirror-vertical="false" draw:text-areas="0 0 ?f37 ?f36" svg:viewBox="0 0 0 0" draw:type="ooxml-wedgeRectCallout" draw:modifiers="53513 6588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name="Google Shape;46;p1" presentation:style-name="pr1" draw:text-style-name="P9" draw:layer="layout" svg:width="24.426cm" svg:height="0.854cm" svg:x="0.512cm" svg:y="0.527cm" presentation:class="title" presentation:user-transformed="true">
          <draw:text-box>
            <text:p text:style-name="P2"><text:span text:style-name="T5">Problem Statement Worksheet (Hypothesis Formation)</text:span></text:p>
          </draw:text-box>
        </draw:frame>
        <draw:custom-shape draw:name="Google Shape;47;p1" draw:style-name="gr4" draw:text-style-name="P4" draw:layer="layout" svg:width="12.011cm" svg:height="3.002cm" svg:x="12.798cm" svg:y="9.854cm">
          <text:p text:style-name="P2"><text:span text:style-name="T3">Chanel Adams (Reliability Engineer)</text:span></text:p>
          <text:p text:style-name="P2"><text:span text:style-name="T3">Jonas Richards (Asset Integrity Manager)</text:span></text:p>
          <text:p text:style-name="P2"><text:span text:style-name="T3">Bruce Banner (Maintenance SME)</text:span></text:p>
          <text:p text:style-name="P2"><text:span text:style-name="T3">Jane Steere (Principal Maintenance)</text:span></text:p>
          <text:p text:style-name="P2"><text:span text:style-name="T3">Fargo Williams (Change Manager)</text:span></text:p>
          <text:p text:style-name="P2"><text:span text:style-name="T3">Tara Starr (Maintenance SM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;p1" draw:style-name="gr4" draw:text-style-name="P4" draw:layer="layout" svg:width="23.845cm" svg:height="1.367cm" svg:x="0.512cm" svg:y="1.503cm">
          <text:p text:style-name="P2"><text:span text:style-name="T6">&lt;What is the business problem you are investigating? (Use SMART principles)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6;p1:notes" presentation:style-name="pr2" draw:text-style-name="P11" draw:layer="layout" svg:width="0.471cm" svg:height="0.512cm" svg:x="16.784cm" svg:y="26.371cm" presentation:class="page-number" presentation:user-transformed="true">
            <draw:text-box>
              <text:p text:style-name="P10"><text:span text:style-name="T7"><text:page-number>1</text:page-number></text:span></text:p>
            </draw:text-box>
          </draw:frame>
          <draw:page-thumbnail draw:name="Google Shape;17;p1:notes" draw:style-name="gr8" draw:layer="layout" svg:width="31.114cm" svg:height="23.335cm" svg:x="-6.443cm" svg:y="3.515cm" draw:page-number="1" presentation:class="page"/>
          <draw:frame draw:name="Google Shape;18;p1:notes" presentation:style-name="pr3" draw:text-style-name="P12" draw:layer="layout" svg:width="15.196cm" svg:height="0.683cm" svg:x="2.193cm" svg:y="1.681cm" presentation:class="notes" presentation:user-transformed="true">
            <draw:text-box>
              <text:p text:style-name="P2"><text:span text:style-name="T8">Hypothesis: </text:span><text:span text:style-name="T9">Create a Hypothesis with an emphasis on SMART principles. </text:span><text:span text:style-name="T10">(</text:span><text:span text:style-name="T11">S – Specific, M – Measurable, A – Achievable, R – Realistic, T – Timebound). </text:span><text:span text:style-name="T12">If you cannot do this, you </text:span><text:span text:style-name="T8">do not</text:span><text:span text:style-name="T12"> have a good grasp on the business problem.</text:span></text:p>
              <text:p text:style-name="P2"><text:span text:style-name="T12"/></text:p>
              <text:p text:style-name="P2"><text:span text:style-name="T8">Context: </text:span><text:span text:style-name="T12">With context, we have </text:span><text:span text:style-name="T13">clearly identified the problem at hand </text:span><text:span text:style-name="T12">and have elucidated on how our initiative may solve this problem, alongside the commercial implications this will have on the business. </text:span></text:p>
              <text:p text:style-name="P2"><text:span text:style-name="T8"/></text:p>
              <text:p text:style-name="P2"><text:span text:style-name="T8">Criteria for Success</text:span><text:span text:style-name="T12">: Clearly defining the criteria for success ensures that the scope of your work is clearly defined and understood. Otherwise, if this isn’t defined – your work will never end which will result in mismatched expectations.</text:span></text:p>
              <text:p text:style-name="P2"><text:span text:style-name="T12"/></text:p>
              <text:p text:style-name="P2"><text:span text:style-name="T8">Scope of Solution Space: </text:span><text:span text:style-name="T12">Scoping out the solution space ensures that the business initiative is SPECIFIC for a certain segment or area. This prevents solutions that have been developed being scaled and applied for all other business units that the solution may not be responsible or scalable for.</text:span></text:p>
              <text:p text:style-name="P2"><text:span text:style-name="T12"/></text:p>
              <text:p text:style-name="P2"><text:span text:style-name="T8">Constraints within Solution Space: </text:span><text:span text:style-name="T12">Looking forward, what are the foreseeable problems we are likely to encounter? Could this be stakeholder resistance? Could this be we don’t have access to the right data? </text:span></text:p>
              <text:p text:style-name="P2"><text:span text:style-name="T12"/></text:p>
              <text:p text:style-name="P2"><text:span text:style-name="T8">Stakeholders to provide key insight: </text:span><text:span text:style-name="T12">Who are the people I need to speak to, to get the answers I need for my data analysis?</text:span></text:p>
              <text:p text:style-name="P2"><text:span text:style-name="T12"/></text:p>
              <text:p text:style-name="P2"><text:span text:style-name="T8">What key data sources are required</text:span><text:span text:style-name="T12">?</text:span></text:p>
              <text:p text:style-name="P2"><text:span text:style-name="T12">Based off my discussions with the key stakeholders – can we clearly list out all the data sources we need so we can make a highly targeted request as opposed to a scatter-gun approach where we ask for a bit of everything?</text:span></text:p>
              <text:p text:style-name="P2"><text:span text:style-name="T8"/></text:p>
              <text:p text:style-name="P2"><text:span text:style-name="T8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Quattrocento Sans" svg:font-family="'Quattrocento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pr1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Title_20_Only" style:display-name="Title Only" style:page-layout-name="PM1" draw:style-name="Mdp1">
      <draw:custom-shape draw:name="Google Shape;10;p2" draw:style-name="Mgr3" draw:text-style-name="MP5" draw:layer="backgroundobjects" svg:width="1.862cm" svg:height="0.345cm" svg:x="23.051cm" svg:y="0.10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4;p3" presentation:style-name="Title_20_Only-title" draw:layer="backgroundobjects" svg:width="24.427cm" svg:height="0.828cm" svg:x="0.486cm" svg:y="0.652cm" presentation:class="title" presentation:placeholder="true" presentation:user-transformed="true">
        <draw:text-box/>
      </draw:frame>
      <presentation:notes style:page-layout-name="PM2">
        <draw:page-thumbnail presentation:style-name="Title_20_Only-title" draw:layer="backgroundobjects" svg:width="19.798cm" svg:height="11.136cm" svg:x="0.6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opher H</meta:initial-creator>
    <meta:document-statistic meta:object-count="50"/>
    <meta:generator>LibreOfficeDev/6.0.5.2$Linux_X86_64 LibreOffice_project/</meta:generator>
  </office:meta>
</office:document-meta>
</file>